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 1 Uni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ndated Romance?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gurd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2];&quot;&quot;&quot;: { &quot;&quot;index&quot;&quot;: &quot;;[.A2];&quot;, &quot;&quot;name&quot;&quot;: &quot;&quot;&quot;;[.B2];&quot;&quot;&quot;, &quot;&quot;mandatedRomance&quot;&quot;: &quot;;[.C2];&quot;, }, &quot;; )" office:value-type="string" office:string-value="&quot;Sigurd&quot;: { &quot;index&quot;: 0, &quot;name&quot;: &quot;Sigurd&quot;, &quot;mandatedRomance&quot;: 1, }, " calcext:value-type="string">
            <text:p>"Sigurd": { "index": 0, "name": "Sigurd", "mandatedRomance": 1, },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ish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];&quot;&quot;&quot;: { &quot;&quot;index&quot;&quot;: &quot;;[.A3];&quot;, &quot;&quot;name&quot;&quot;: &quot;&quot;&quot;;[.B3];&quot;&quot;&quot;, &quot;&quot;mandatedRomance&quot;&quot;: &quot;;[.C3];&quot;, }, &quot;; )" office:value-type="string" office:string-value="&quot;Noish&quot;: { &quot;index&quot;: 1, &quot;name&quot;: &quot;Noish&quot;, &quot;mandatedRomance&quot;: 0, }, " calcext:value-type="string">
            <text:p>"Noish": { "index": 1, "name": "Noish", "mandatedRomance": 0, }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c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4];&quot;&quot;&quot;: { &quot;&quot;index&quot;&quot;: &quot;;[.A4];&quot;, &quot;&quot;name&quot;&quot;: &quot;&quot;&quot;;[.B4];&quot;&quot;&quot;, &quot;&quot;mandatedRomance&quot;&quot;: &quot;;[.C4];&quot;, }, &quot;; )" office:value-type="string" office:string-value="&quot;Alec&quot;: { &quot;index&quot;: 2, &quot;name&quot;: &quot;Alec&quot;, &quot;mandatedRomance&quot;: 0, }, " calcext:value-type="string">
            <text:p>"Alec": { "index": 2, "name": "Alec", "mandatedRomance": 0, }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de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5];&quot;&quot;&quot;: { &quot;&quot;index&quot;&quot;: &quot;;[.A5];&quot;, &quot;&quot;name&quot;&quot;: &quot;&quot;&quot;;[.B5];&quot;&quot;&quot;, &quot;&quot;mandatedRomance&quot;&quot;: &quot;;[.C5];&quot;, }, &quot;; )" office:value-type="string" office:string-value="&quot;Arden&quot;: { &quot;index&quot;: 3, &quot;name&quot;: &quot;Arden&quot;, &quot;mandatedRomance&quot;: 0, }, " calcext:value-type="string">
            <text:p>"Arden": { "index": 3, "name": "Arden", "mandatedRomance": 0, }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zel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6];&quot;&quot;&quot;: { &quot;&quot;index&quot;&quot;: &quot;;[.A6];&quot;, &quot;&quot;name&quot;&quot;: &quot;&quot;&quot;;[.B6];&quot;&quot;&quot;, &quot;&quot;mandatedRomance&quot;&quot;: &quot;;[.C6];&quot;, }, &quot;; )" office:value-type="string" office:string-value="&quot;Azel&quot;: { &quot;index&quot;: 4, &quot;name&quot;: &quot;Azel&quot;, &quot;mandatedRomance&quot;: 0, }, " calcext:value-type="string">
            <text:p>"Azel": { "index": 4, "name": "Azel", "mandatedRomance": 0, }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x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7];&quot;&quot;&quot;: { &quot;&quot;index&quot;&quot;: &quot;;[.A7];&quot;, &quot;&quot;name&quot;&quot;: &quot;&quot;&quot;;[.B7];&quot;&quot;&quot;, &quot;&quot;mandatedRomance&quot;&quot;: &quot;;[.C7];&quot;, }, &quot;; )" office:value-type="string" office:string-value="&quot;Lex&quot;: { &quot;index&quot;: 5, &quot;name&quot;: &quot;Lex&quot;, &quot;mandatedRomance&quot;: 0, }, " calcext:value-type="string">
            <text:p>"Lex": { "index": 5, "name": "Lex", "mandatedRomance": 0, }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an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8];&quot;&quot;&quot;: { &quot;&quot;index&quot;&quot;: &quot;;[.A8];&quot;, &quot;&quot;name&quot;&quot;: &quot;&quot;&quot;;[.B8];&quot;&quot;&quot;, &quot;&quot;mandatedRomance&quot;&quot;: &quot;;[.C8];&quot;, }, &quot;; )" office:value-type="string" office:string-value="&quot;Quan&quot;: { &quot;index&quot;: 6, &quot;name&quot;: &quot;Quan&quot;, &quot;mandatedRomance&quot;: 1, }, " calcext:value-type="string">
            <text:p>"Quan": { "index": 6, "name": "Quan", "mandatedRomance": 1, }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9];&quot;&quot;&quot;: { &quot;&quot;index&quot;&quot;: &quot;;[.A9];&quot;, &quot;&quot;name&quot;&quot;: &quot;&quot;&quot;;[.B9];&quot;&quot;&quot;, &quot;&quot;mandatedRomance&quot;&quot;: &quot;;[.C9];&quot;, }, &quot;; )" office:value-type="string" office:string-value="&quot;Finn&quot;: { &quot;index&quot;: 7, &quot;name&quot;: &quot;Finn&quot;, &quot;mandatedRomance&quot;: 0, }, " calcext:value-type="string">
            <text:p>"Finn": { "index": 7, "name": "Finn", "mandatedRomance": 0, }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hlyn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0];&quot;&quot;&quot;: { &quot;&quot;index&quot;&quot;: &quot;;[.A10];&quot;, &quot;&quot;name&quot;&quot;: &quot;&quot;&quot;;[.B10];&quot;&quot;&quot;, &quot;&quot;mandatedRomance&quot;&quot;: &quot;;[.C10];&quot;, }, &quot;; )" office:value-type="string" office:string-value="&quot;Ethlyn&quot;: { &quot;index&quot;: 8, &quot;name&quot;: &quot;Ethlyn&quot;, &quot;mandatedRomance&quot;: 1, }, " calcext:value-type="string">
            <text:p>"Ethlyn": { "index": 8, "name": "Ethlyn", "mandatedRomance": 1, },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ir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1];&quot;&quot;&quot;: { &quot;&quot;index&quot;&quot;: &quot;;[.A11];&quot;, &quot;&quot;name&quot;&quot;: &quot;&quot;&quot;;[.B11];&quot;&quot;&quot;, &quot;&quot;mandatedRomance&quot;&quot;: &quot;;[.C11];&quot;, }, &quot;; )" office:value-type="string" office:string-value="&quot;Midir&quot;: { &quot;index&quot;: 9, &quot;name&quot;: &quot;Midir&quot;, &quot;mandatedRomance&quot;: 0, }, " calcext:value-type="string">
            <text:p>"Midir": { "index": 9, "name": "Midir", "mandatedRomance": 0, }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yra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2];&quot;&quot;&quot;: { &quot;&quot;index&quot;&quot;: &quot;;[.A12];&quot;, &quot;&quot;name&quot;&quot;: &quot;&quot;&quot;;[.B12];&quot;&quot;&quot;, &quot;&quot;mandatedRomance&quot;&quot;: &quot;;[.C12];&quot;, }, &quot;; )" office:value-type="string" office:string-value="&quot;Ayra&quot;: { &quot;index&quot;: 10, &quot;name&quot;: &quot;Ayra&quot;, &quot;mandatedRomance&quot;: 0, }, " calcext:value-type="string">
            <text:p>"Ayra": { "index": 10, "name": "Ayra", "mandatedRomance": 0, },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dee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3];&quot;&quot;&quot;: { &quot;&quot;index&quot;&quot;: &quot;;[.A13];&quot;, &quot;&quot;name&quot;&quot;: &quot;&quot;&quot;;[.B13];&quot;&quot;&quot;, &quot;&quot;mandatedRomance&quot;&quot;: &quot;;[.C13];&quot;, }, &quot;; )" office:value-type="string" office:string-value="&quot;Aideen&quot;: { &quot;index&quot;: 11, &quot;name&quot;: &quot;Aideen&quot;, &quot;mandatedRomance&quot;: 0, }, " calcext:value-type="string">
            <text:p>"Aideen": { "index": 11, "name": "Aideen", "mandatedRomance": 0, },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w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4];&quot;&quot;&quot;: { &quot;&quot;index&quot;&quot;: &quot;;[.A14];&quot;, &quot;&quot;name&quot;&quot;: &quot;&quot;&quot;;[.B14];&quot;&quot;&quot;, &quot;&quot;mandatedRomance&quot;&quot;: &quot;;[.C14];&quot;, }, &quot;; )" office:value-type="string" office:string-value="&quot;Dew&quot;: { &quot;index&quot;: 12, &quot;name&quot;: &quot;Dew&quot;, &quot;mandatedRomance&quot;: 0, }, " calcext:value-type="string">
            <text:p>"Dew": { "index": 12, "name": "Dew", "mandatedRomance": 0, },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mke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5];&quot;&quot;&quot;: { &quot;&quot;index&quot;&quot;: &quot;;[.A15];&quot;, &quot;&quot;name&quot;&quot;: &quot;&quot;&quot;;[.B15];&quot;&quot;&quot;, &quot;&quot;mandatedRomance&quot;&quot;: &quot;;[.C15];&quot;, }, &quot;; )" office:value-type="string" office:string-value="&quot;Jamke&quot;: { &quot;index&quot;: 13, &quot;name&quot;: &quot;Jamke&quot;, &quot;mandatedRomance&quot;: 0, }, " calcext:value-type="string">
            <text:p>"Jamke": { "index": 13, "name": "Jamke", "mandatedRomance": 0, },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irdre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6];&quot;&quot;&quot;: { &quot;&quot;index&quot;&quot;: &quot;;[.A16];&quot;, &quot;&quot;name&quot;&quot;: &quot;&quot;&quot;;[.B16];&quot;&quot;&quot;, &quot;&quot;mandatedRomance&quot;&quot;: &quot;;[.C16];&quot;, }, &quot;; )" office:value-type="string" office:string-value="&quot;Deirdre&quot;: { &quot;index&quot;: 14, &quot;name&quot;: &quot;Deirdre&quot;, &quot;mandatedRomance&quot;: 1, }, " calcext:value-type="string">
            <text:p>"Deirdre": { "index": 14, "name": "Deirdre", "mandatedRomance": 1, },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quesis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7];&quot;&quot;&quot;: { &quot;&quot;index&quot;&quot;: &quot;;[.A17];&quot;, &quot;&quot;name&quot;&quot;: &quot;&quot;&quot;;[.B17];&quot;&quot;&quot;, &quot;&quot;mandatedRomance&quot;&quot;: &quot;;[.C17];&quot;, }, &quot;; )" office:value-type="string" office:string-value="&quot;Raquesis&quot;: { &quot;index&quot;: 15, &quot;name&quot;: &quot;Raquesis&quot;, &quot;mandatedRomance&quot;: 0, }, " calcext:value-type="string">
            <text:p>"Raquesis": { "index": 15, "name": "Raquesis", "mandatedRomance": 0, },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ly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8];&quot;&quot;&quot;: { &quot;&quot;index&quot;&quot;: &quot;;[.A18];&quot;, &quot;&quot;name&quot;&quot;: &quot;&quot;&quot;;[.B18];&quot;&quot;&quot;, &quot;&quot;mandatedRomance&quot;&quot;: &quot;;[.C18];&quot;, }, &quot;; )" office:value-type="string" office:string-value="&quot;Holyn&quot;: { &quot;index&quot;: 16, &quot;name&quot;: &quot;Holyn&quot;, &quot;mandatedRomance&quot;: 0, }, " calcext:value-type="string">
            <text:p>"Holyn": { "index": 16, "name": "Holyn", "mandatedRomance": 0, },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owulf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9];&quot;&quot;&quot;: { &quot;&quot;index&quot;&quot;: &quot;;[.A19];&quot;, &quot;&quot;name&quot;&quot;: &quot;&quot;&quot;;[.B19];&quot;&quot;&quot;, &quot;&quot;mandatedRomance&quot;&quot;: &quot;;[.C19];&quot;, }, &quot;; )" office:value-type="string" office:string-value="&quot;Beowulf&quot;: { &quot;index&quot;: 17, &quot;name&quot;: &quot;Beowulf&quot;, &quot;mandatedRomance&quot;: 0, }, " calcext:value-type="string">
            <text:p>"Beowulf": { "index": 17, "name": "Beowulf", "mandatedRomance": 0, },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vi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0];&quot;&quot;&quot;: { &quot;&quot;index&quot;&quot;: &quot;;[.A20];&quot;, &quot;&quot;name&quot;&quot;: &quot;&quot;&quot;;[.B20];&quot;&quot;&quot;, &quot;&quot;mandatedRomance&quot;&quot;: &quot;;[.C20];&quot;, }, &quot;; )" office:value-type="string" office:string-value="&quot;Levin&quot;: { &quot;index&quot;: 18, &quot;name&quot;: &quot;Levin&quot;, &quot;mandatedRomance&quot;: 0, }, " calcext:value-type="string">
            <text:p>"Levin": { "index": 18, "name": "Levin", "mandatedRomance": 0, },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lvia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1];&quot;&quot;&quot;: { &quot;&quot;index&quot;&quot;: &quot;;[.A21];&quot;, &quot;&quot;name&quot;&quot;: &quot;&quot;&quot;;[.B21];&quot;&quot;&quot;, &quot;&quot;mandatedRomance&quot;&quot;: &quot;;[.C21];&quot;, }, &quot;; )" office:value-type="string" office:string-value="&quot;Sylvia&quot;: { &quot;index&quot;: 19, &quot;name&quot;: &quot;Sylvia&quot;, &quot;mandatedRomance&quot;: 0, }, " calcext:value-type="string">
            <text:p>"Sylvia": { "index": 19, "name": "Sylvia", "mandatedRomance": 0, },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ri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2];&quot;&quot;&quot;: { &quot;&quot;index&quot;&quot;: &quot;;[.A22];&quot;, &quot;&quot;name&quot;&quot;: &quot;&quot;&quot;;[.B22];&quot;&quot;&quot;, &quot;&quot;mandatedRomance&quot;&quot;: &quot;;[.C22];&quot;, }, &quot;; )" office:value-type="string" office:string-value="&quot;Erin&quot;: { &quot;index&quot;: 20, &quot;name&quot;: &quot;Erin&quot;, &quot;mandatedRomance&quot;: 0, }, " calcext:value-type="string">
            <text:p>"Erin": { "index": 20, "name": "Erin", "mandatedRomance": 0, },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igid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3];&quot;&quot;&quot;: { &quot;&quot;index&quot;&quot;: &quot;;[.A23];&quot;, &quot;&quot;name&quot;&quot;: &quot;&quot;&quot;;[.B23];&quot;&quot;&quot;, &quot;&quot;mandatedRomance&quot;&quot;: &quot;;[.C23];&quot;, }, &quot;; )" office:value-type="string" office:string-value="&quot;Brigid&quot;: { &quot;index&quot;: 21, &quot;name&quot;: &quot;Brigid&quot;, &quot;mandatedRomance&quot;: 0, }, " calcext:value-type="string">
            <text:p>"Brigid": { "index": 21, "name": "Brigid", "mandatedRomance": 0, }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illte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4];&quot;&quot;&quot;: { &quot;&quot;index&quot;&quot;: &quot;;[.A24];&quot;, &quot;&quot;name&quot;&quot;: &quot;&quot;&quot;;[.B24];&quot;&quot;&quot;, &quot;&quot;mandatedRomance&quot;&quot;: &quot;;[.C24];&quot;, }, &quot;; )" office:value-type="string" office:string-value="&quot;Taillte&quot;: { &quot;index&quot;: 22, &quot;name&quot;: &quot;Taillte&quot;, &quot;mandatedRomance&quot;: 0, }, " calcext:value-type="string">
            <text:p>"Taillte": { "index": 22, "name": "Taillte", "mandatedRomance": 0, }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aude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5];&quot;&quot;&quot;: { &quot;&quot;index&quot;&quot;: &quot;;[.A25];&quot;, &quot;&quot;name&quot;&quot;: &quot;&quot;&quot;;[.B25];&quot;&quot;&quot;, &quot;&quot;mandatedRomance&quot;&quot;: &quot;;[.C25];&quot;, }, &quot;; )" office:value-type="string" office:string-value="&quot;Claude&quot;: { &quot;index&quot;: 23, &quot;name&quot;: &quot;Claude&quot;, &quot;mandatedRomance&quot;: 0, }, " calcext:value-type="string">
            <text:p>"Claude": { "index": 23, "name": "Claude", "mandatedRomance": 0,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00:39:29.5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9-18T00:41:14.026000000</dc:date>
    <meta:editing-duration>PT13M25S</meta:editing-duration>
    <meta:editing-cycles>6</meta:editing-cycles>
    <meta:document-statistic meta:table-count="1" meta:cell-count="100" meta:object-count="0"/>
  </office:meta>
</office:document-meta>
</file>